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089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Insumo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Costos a Enero 2014</text:p>
          </table:table-cell>
          <table:table-cell office:value-type="string">
            <text:p>aclaraciones</text:p>
          </table:table-cell>
        </table:table-row>
        <table:table-row table:style-name="ro2">
          <table:table-cell office:value-type="string">
            <text:p>Placas miniPc BeagleBone Black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2">
          <table:table-cell office:value-type="string">
            <text:p>Biometricos Suprema SFM305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Placa cape interfac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Display 7”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string">
            <text:p>Gabinete acrilico o similar para beaglebone</text:p>
          </table:table-cell>
          <table:table-cell office:value-type="float" office:value="10">
            <text:p>10</text:p>
          </table:table-cell>
          <table:table-cell table:style-name="Default"/>
          <table:table-cell table:style-name="ce2" office:value-type="string">
            <text:p>(consultar en acrimec)</text:p>
          </table:table-cell>
        </table:table-row>
        <table:table-row table:style-name="ro1">
          <table:table-cell office:value-type="string">
            <text:p>cables</text:p>
          </table:table-cell>
          <table:table-cell/>
          <table:table-cell table:style-name="Default"/>
          <table:table-cell table:style-name="ce2" office:value-type="string">
            <text:p>(mejorar el cableado de bancas)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0:40:37</meta:creation-date>
    <dc:date>2014-02-19T10:54:07</dc:date>
    <meta:editing-duration>PT1H43M30S</meta:editing-duration>
    <meta:editing-cycles>4</meta:editing-cycles>
    <meta:generator>LibreOffice/3.5$Linux_X86_64 LibreOffice_project/350m1$Build-2</meta:generator>
    <dc:creator>AMID GABRIEL ALE</dc:creator>
    <meta:document-statistic meta:table-count="1" meta:cell-count="19" meta:object-count="0"/>
  </office:meta>
</office:document-meta>
</file>